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4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T5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6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7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T8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9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0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1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3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4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5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6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7" style:parent-style-name="Standard" style:family="paragraph"/>
    <style:style style:name="T18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9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20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21" style:parent-style-name="Standard" style:family="paragraph"/>
    <style:style style:name="T22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23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24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25" style:parent-style-name="Standard" style:family="paragraph"/>
    <style:style style:name="T26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27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28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29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30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31" style:parent-style-name="Standard" style:family="paragraph"/>
    <style:style style:name="T32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33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34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35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T36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37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T40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41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42" style:parent-style-name="Standard" style:family="paragraph"/>
    <style:style style:name="T43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44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45" style:parent-style-name="Standard" style:family="paragraph"/>
    <style:style style:name="T46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47" style:parent-style-name="Standard" style:family="paragraph"/>
    <style:style style:name="T48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49" style:parent-style-name="Standard" style:family="paragraph"/>
    <style:style style:name="T50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51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52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53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T54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 fo:language="bg" fo:country="BG"/>
    </style:style>
    <style:style style:name="T55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56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 fo:language="bg" fo:country="BG"/>
    </style:style>
    <style:style style:name="T57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58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 fo:language="bg" fo:country="BG"/>
    </style:style>
    <style:style style:name="T59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60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61" style:parent-style-name="Standard" style:family="paragraph"/>
    <style:style style:name="T62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63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64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65" style:parent-style-name="Standard" style:family="paragraph">
      <style:paragraph-properties fo:margin-left="0.5in">
        <style:tab-stops/>
      </style:paragraph-properties>
    </style:style>
    <style:style style:name="T66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67" style:parent-style-name="Standard" style:family="paragraph">
      <style:paragraph-properties fo:margin-left="1in">
        <style:tab-stops/>
      </style:paragraph-properties>
    </style:style>
    <style:style style:name="T68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69" style:parent-style-name="Standard" style:family="paragraph">
      <style:paragraph-properties fo:margin-left="1.5in">
        <style:tab-stops/>
      </style:paragraph-properties>
    </style:style>
    <style:style style:name="T70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71" style:parent-style-name="Standard" style:family="paragraph">
      <style:paragraph-properties fo:margin-left="1.5in">
        <style:tab-stops/>
      </style:paragraph-properties>
    </style:style>
    <style:style style:name="T72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73" style:parent-style-name="Standard" style:family="paragraph">
      <style:paragraph-properties fo:margin-left="1.5in">
        <style:tab-stops/>
      </style:paragraph-properties>
    </style:style>
    <style:style style:name="T74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75" style:parent-style-name="Standard" style:family="paragraph">
      <style:paragraph-properties fo:margin-left="1in">
        <style:tab-stops/>
      </style:paragraph-properties>
    </style:style>
    <style:style style:name="T76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77" style:parent-style-name="Standard" style:family="paragraph">
      <style:paragraph-properties fo:margin-left="1.5in">
        <style:tab-stops/>
      </style:paragraph-properties>
    </style:style>
    <style:style style:name="T78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79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80" style:parent-style-name="Standard" style:family="paragraph">
      <style:paragraph-properties fo:margin-left="1.5in">
        <style:tab-stops/>
      </style:paragraph-properties>
    </style:style>
    <style:style style:name="T81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82" style:parent-style-name="Standard" style:family="paragraph">
      <style:paragraph-properties fo:margin-left="1.5in">
        <style:tab-stops/>
      </style:paragraph-properties>
    </style:style>
    <style:style style:name="T83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84" style:parent-style-name="Standard" style:family="paragraph"/>
    <style:style style:name="T85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86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color="#FF0000" fo:font-size="18pt" style:font-size-asian="18pt" style:font-size-complex="18pt"/>
    </style:style>
    <style:style style:name="T87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88" style:parent-style-name="Standard" style:family="paragraph">
      <style:paragraph-properties fo:margin-left="0.5in">
        <style:tab-stops/>
      </style:paragraph-properties>
    </style:style>
    <style:style style:name="T89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90" style:parent-style-name="Standard" style:family="paragraph">
      <style:paragraph-properties fo:margin-left="1in">
        <style:tab-stops/>
      </style:paragraph-properties>
    </style:style>
    <style:style style:name="T91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92" style:parent-style-name="Standard" style:family="paragraph">
      <style:paragraph-properties fo:margin-left="1in">
        <style:tab-stops/>
      </style:paragraph-properties>
    </style:style>
    <style:style style:name="T93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94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95" style:parent-style-name="Standard" style:family="paragraph">
      <style:paragraph-properties fo:margin-left="1in">
        <style:tab-stops/>
      </style:paragraph-properties>
    </style:style>
    <style:style style:name="T96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97" style:parent-style-name="Standard" style:family="paragraph">
      <style:paragraph-properties fo:margin-left="1in">
        <style:tab-stops/>
      </style:paragraph-properties>
    </style:style>
    <style:style style:name="T98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99" style:parent-style-name="Standard" style:family="paragraph">
      <style:paragraph-properties fo:margin-left="1in">
        <style:tab-stops/>
      </style:paragraph-properties>
    </style:style>
    <style:style style:name="T100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1" style:parent-style-name="Standard" style:family="paragraph"/>
    <style:style style:name="T102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03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04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5" style:parent-style-name="Standard" style:family="paragraph">
      <style:paragraph-properties fo:text-indent="0.5in"/>
    </style:style>
    <style:style style:name="T106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7" style:parent-style-name="Standard" style:family="paragraph">
      <style:paragraph-properties fo:margin-left="0.5in" fo:text-indent="0.5in">
        <style:tab-stops/>
      </style:paragraph-properties>
    </style:style>
    <style:style style:name="T108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9" style:parent-style-name="Standard" style:family="paragraph">
      <style:paragraph-properties fo:margin-left="0.5in" fo:text-indent="0.5in">
        <style:tab-stops/>
      </style:paragraph-properties>
    </style:style>
    <style:style style:name="T110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11" style:parent-style-name="Standard" style:family="paragraph">
      <style:paragraph-properties fo:margin-left="0.5in" fo:text-indent="0.5in">
        <style:tab-stops/>
      </style:paragraph-properties>
    </style:style>
    <style:style style:name="T112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13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14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15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16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17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18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119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20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21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22" style:parent-style-name="Шрифтнаабзацапоподразбиране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3" style:parent-style-name="Standard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<text:span text:style-name="T2">Да се реализира приложение, което симулира работата на бензиностанция.</text:span></text:p>
      <text:p text:style-name="P3"/>
      <text:p text:style-name="P4"/>
      <text:p text:style-name="Standard"><text:span text:style-name="T5">Бензиностанцията има 5 колонки, като на всяка колонка се<text:s/></text:span><text:span text:style-name="T6">зарежда дизел, бензин и газ.</text:span></text:p>
      <text:p text:style-name="P7"/>
      <text:p text:style-name="Standard"><text:span text:style-name="T8">В бензиностанцията има 2 каси, като всеки автомобил, зареждащ гориво, може да се обслужи от една от двете каси.</text:span></text:p>
      <text:p text:style-name="P9"/>
      <text:p text:style-name="Standard"><text:span text:style-name="T10">На бензиностанцията могат да зареждат автомобили, като всеки автомобил може да се обслужи от една колонка и да з</text:span><text:span text:style-name="T11">ареди на произволен принцип дизел, бензин или газ (33% вероятност за всеки вид гориво). Автомобилите зареждат на произволен принцип между 10 и 40 литра гориво.<text:s/></text:span></text:p>
      <text:p text:style-name="P12"/>
      <text:p text:style-name="Standard"><text:span text:style-name="T13">В бензиностанцията работят двама касиери и двама работници, обслужващи колонките.</text:span></text:p>
      <text:p text:style-name="P14"/>
      <text:p text:style-name="Standard"><text:span text:style-name="T15">Р</text:span><text:span text:style-name="T16">аботата на бензиностанцията протича по следният начин:</text:span></text:p>
      <text:list text:style-name="LS1">
        <text:list-item>
          <text:p text:style-name="P17"><text:span text:style-name="T18">Автомобил може да пристигне на входа на бензиностанцията и да се нареди на произволна колонка (20% шанс да застане пред всяка от петте колонки) и чака да бъде обслужен. Ако на колонката има други<text:s/></text:span><text:span text:style-name="T19">автомобили, то реда на обслужване е реда на пристигане на автомобила. Ако няма свободен<text:s/></text:span><text:soft-page-break/><text:span text:style-name="T20">зареждач на бензиностанцията, автомобилът е в режим на изчакване на колонката.<text:s/></text:span></text:p>
        </text:list-item>
        <text:list-item>
          <text:p text:style-name="P21"><text:span text:style-name="T22">Двамата работници, обслужващи колонките, постоянно обикалят бензиностанцията и</text:span><text:span text:style-name="T23"><text:s/>обслужват автомобилите, като ако няма автомобили на нито една колонка, тогава те са в режим на изчакване на автомобили. Ако на някоя колонка има автомобил, то служителят пълни горивото за 5 секунди, след което продължава да проверява за други автомобили и</text:span><text:span text:style-name="T24"><text:s/>при липса на такива по тази или другите колонки, отново изчаква.</text:span></text:p>
        </text:list-item>
      </text:list>
      <text:list text:style-name="LS1">
        <text:list-item>
          <text:p text:style-name="P25"><text:span text:style-name="T26">След като бъде напълнен с бензин, автомобилът следва да заплати горивото на една от двете каси. Неговият собственик се реди на произволна каса и чака да бъде обслужен от касиер.<text:s/></text:span><text:span text:style-name="T27">Касиерът обслужва автомобилът за 5 секунди, като<text:s/></text:span><text:span text:style-name="T28">записва на коя колонка какво гориво и какво количество е заредено, както и датата и часа на зареждането. Записът на тези данни се осъществява в обща колекия за двете каси.<text:s/></text:span><text:span text:style-name="T29">След преминаване през касата, автом</text:span><text:span text:style-name="T30">обилът напуска бензиностанцията и дава право на следващия автомобил (ако има такъв) да бъде обслужен на съответната колонка.</text:span></text:p>
        </text:list-item>
      </text:list>
      <text:list text:style-name="LS1">
        <text:list-item>
          <text:p text:style-name="P31"><text:span text:style-name="T32">Двете касиерки на двете каси са в изчакване за постъпили собственици на автомобили. Ако се появи някой собственик на съ</text:span><text:span text:style-name="T33">ответната каса, касиерът го обслужва и ако няма други след него, отново преминава в изчакване. Ако на касата са се наредили няколко собственика, то те изчакват да бъдат<text:s/></text:span><text:soft-page-break/><text:span text:style-name="T34">обслужени в реда, в който са били заредени техните автомобили.<text:s/></text:span></text:p>
        </text:list-item>
      </text:list>
      <text:p text:style-name="P35"/>
      <text:p text:style-name="Standard"><text:span text:style-name="T36">На следната<text:s/></text:span><text:span text:style-name="T37">графика е представена работата на бензиностанцията:</text:span></text:p>
      <text:p text:style-name="P38"/>
      <text:p text:style-name="P39"/>
      <text:p text:style-name="Standard"><text:span text:style-name="T40">Всеки запис по колекцията, съръджаща информация за зарежданията в бензиностанцията, трябва веднага да се отразява в таблица в база данни. Таблицата трябва да се казва<text:s/></text:span><text:span text:style-name="T41">“station_loadings” и да съдържа следните колони:</text:span></text:p>
      <text:list text:style-name="LS2" text:continue-numbering="true">
        <text:list-item>
          <text:list>
            <text:list-item>
              <text:p text:style-name="P42"><text:span text:style-name="T43">pump</text:span><text:span text:style-name="T44">_id - номера на колонката за зареждане</text:span></text:p>
            </text:list-item>
            <text:list-item>
              <text:p text:style-name="P45"><text:span text:style-name="T46">fuel_type - тип гориво - бензин, дизел или газ</text:span></text:p>
            </text:list-item>
            <text:list-item>
              <text:p text:style-name="P47"><text:span text:style-name="T48">fuel_quantity - заредено количество в литри</text:span></text:p>
            </text:list-item>
            <text:list-item>
              <text:p text:style-name="P49"><text:span text:style-name="T50">loading_time - време на зареждане.</text:span></text:p>
            </text:list-item>
          </text:list>
        </text:list-item>
      </text:list>
      <text:p text:style-name="Standard"><text:span text:style-name="T51">При работа на касата трябва да се<text:s/></text:span><text:span text:style-name="T52">прави заявка за запазване на данните за зареждането</text:span></text:p>
      <text:p text:style-name="P53"/>
      <text:p text:style-name="Standard"><text:span text:style-name="T54">Бензиностанцията<text:s/></text:span><text:span text:style-name="T55">генерира<text:s/></text:span><text:span text:style-name="T56">на всеки 24 часа</text:span><text:span text:style-name="T57"><text:s/>няколко справки за работата<text:s/></text:span><text:span text:style-name="T58">си</text:span><text:span text:style-name="T59">, като данните се взимат от таблицата в базата данни. Да се направят методи за всяка справка, които вадят нужната инф</text:span><text:span text:style-name="T60">ормация под формата на конкретна заявка към таблицата в базата данни и визуализират резултата в конзолата.Да могат да се генерират следните четири справки:</text:span></text:p>
      <text:list text:style-name="LS3">
        <text:list-item>
          <text:p text:style-name="P61"><text:span text:style-name="T62">Списък с всички зареждания на гориво<text:s/></text:span><text:span text:style-name="T63">сортиран по колонки, като за всяка колонка да се ра</text:span><text:span text:style-name="T64">зпише какво гориво е заредено и какво количество, като зарежданията са сортирани по час.</text:span></text:p>
        </text:list-item>
      </text:list>
      <text:soft-page-break/>
      <text:p text:style-name="P65"><text:span text:style-name="T66">Пример:</text:span></text:p>
      <text:p text:style-name="P67"><text:span text:style-name="T68">Колонка 1:</text:span></text:p>
      <text:p text:style-name="P69"><text:span text:style-name="T70">бензин, 10 литра, 08.09.2016 12:34</text:span></text:p>
      <text:p text:style-name="P71"><text:span text:style-name="T72">бензин, 14 литра, 08.09.2016 12:56</text:span></text:p>
      <text:p text:style-name="P73"><text:span text:style-name="T74">дизел, 11 литра, 08.09.2016 13:31</text:span></text:p>
      <text:p text:style-name="P75"><text:span text:style-name="T76">Колонка 2:</text:span></text:p>
      <text:p text:style-name="P77"><text:span text:style-name="T78">газ, 13 литра,<text:s/></text:span><text:span text:style-name="T79">08.09.2016 13:34</text:span></text:p>
      <text:p text:style-name="P80"><text:span text:style-name="T81">бензин, 24 литра, 08.09.2016 14:56</text:span></text:p>
      <text:p text:style-name="P82"><text:span text:style-name="T83">дизел, 11 литра, 08.09.2016 13:31</text:span></text:p>
      <text:list text:style-name="LS3">
        <text:list-item>
          <text:p text:style-name="P84"><text:span text:style-name="T85">Списък с обшия брой коли, заредили гориво за деня<text:s/></text:span><text:span text:style-name="T86">.<text:s/></text:span><text:span text:style-name="T87">Списъкът да е сортиран по колонките на бензиностанцията</text:span></text:p>
        </text:list-item>
      </text:list>
      <text:p text:style-name="P88"><text:span text:style-name="T89">Пример:</text:span></text:p>
      <text:p text:style-name="P90"><text:span text:style-name="T91">Колонка 1: 32 автомобила</text:span></text:p>
      <text:p text:style-name="P92"><text:span text:style-name="T93">Колонка 2: 11 автом</text:span><text:span text:style-name="T94">обила</text:span></text:p>
      <text:p text:style-name="P95"><text:span text:style-name="T96">Колонка 3: 13 автомобила</text:span></text:p>
      <text:p text:style-name="P97"><text:span text:style-name="T98">Колонка 4: 15 автомобила</text:span></text:p>
      <text:p text:style-name="P99"><text:span text:style-name="T100">Колонка 5: 22 автомобила</text:span></text:p>
      <text:list text:style-name="LS3">
        <text:list-item>
          <text:p text:style-name="P101"><text:span text:style-name="T102">Общото количество на зареденото гориво</text:span><text:span text:style-name="T103"><text:s/></text:span><text:span text:style-name="T104">от бензиностанцията, сортирано по типа на горивото.</text:span></text:p>
        </text:list-item>
      </text:list>
      <text:p text:style-name="P105"><text:span text:style-name="T106">Пример:</text:span></text:p>
      <text:p text:style-name="P107"><text:span text:style-name="T108">Бензин: 312 литра</text:span></text:p>
      <text:p text:style-name="P109"><text:span text:style-name="T110">Газ 221 литра</text:span></text:p>
      <text:p text:style-name="P111"><text:span text:style-name="T112">Дизел 94 литра</text:span></text:p>
      <text:p text:style-name="Standard"><text:span text:style-name="T113">Резултатът от справките трябва да може да се записва в отделни файлове за всяка справка<text:s/></text:span><text:span text:style-name="T114">.<text:s/></text:span><text:span text:style-name="T115">Тогава се създават<text:s/></text:span><text:span text:style-name="T116">3</text:span><text:span text:style-name="T117"><text:s/>файла с име “</text:span><text:span text:style-name="T118">report-&lt;number of report&gt;-&lt;date&gt;.txt” (пример:<text:s/></text:span><text:span text:style-name="T119">report-1-03.12.20</text:span><text:span text:style-name="T120">21</text:span><text:span text:style-name="T121">.txt</text:span><text:span text:style-name="T122">) и във всеки от файловете се записват данните на справката</text:span></text:p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Заглавие1" style:display-name="Заглавие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лавие2" style:display-name="Заглавие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лавие3" style:display-name="Заглавие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лавие4" style:display-name="Заглавие 4" style:family="paragraph" style:paren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лавие5" style:display-name="Заглавие 5" style:family="paragraph" style:paren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лавие6" style:display-name="Заглавие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Безсписък1" style:display-name="Без списък1" style:family="paragraph">
      <style:text-properties fo:hyphenate="false"/>
    </style:style>
    <style:style style:name="Заглавие" style:display-name="Заглавие" style:family="paragraph" style:paren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Подзаглавие" style:display-name="Подзаглавие" style:family="paragraph" style:paren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3" style:display-name="LS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dimitrova_16118203@unwe.bg</meta:initial-creator>
    <dc:creator>kdimitrova_16118203@unwe.bg</dc:creator>
    <meta:creation-date>2021-03-19T19:59:00Z</meta:creation-date>
    <dc:date>2021-03-19T19:59:00Z</dc:date>
    <meta:template xlink:href="Normal" xlink:type="simple"/>
    <meta:editing-cycles>2</meta:editing-cycles>
    <meta:editing-duration>PT180S</meta:editing-duration>
    <meta:document-statistic meta:page-count="5" meta:paragraph-count="8" meta:word-count="641" meta:character-count="4292" meta:row-count="30" meta:non-whitespace-character-count="3659"/>
  </office:meta>
</office:document-meta>
</file>